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 “x” indicates that there is no limit on that end of a time range.</text:p>
      <text:p text:style-name="P1"/>
      <text:p text:style-name="P3">Nadine</text:p>
      <text:list xml:id="list196785680" text:style-name="L1">
        <text:list-item>
          <text:p text:style-name="P2">Monday<text:tab/><text:tab/>x-10, 2-6</text:p>
        </text:list-item>
        <text:list-item>
          <text:p text:style-name="P2">Tuesday<text:tab/><text:tab/>x-x</text:p>
        </text:list-item>
        <text:list-item>
          <text:p text:style-name="P2">Wednesday<text:tab/><text:tab/>x-10, 2-6:30</text:p>
        </text:list-item>
        <text:list-item>
          <text:p text:style-name="P2">Thursday<text:tab/><text:tab/>x-x</text:p>
        </text:list-item>
        <text:list-item>
          <text:p text:style-name="P2">Friday<text:tab/><text:tab/>x-10, 2-x</text:p>
        </text:list-item>
        <text:list-item>
          <text:p text:style-name="P2">Saturday<text:tab/><text:tab/>x-x</text:p>
        </text:list-item>
        <text:list-item>
          <text:p text:style-name="P2">Sunday<text:tab/><text:tab/>x-x</text:p>
        </text:list-item>
      </text:list>
      <text:p text:style-name="P3"/>
      <text:p text:style-name="P3">Tarek</text:p>
      <text:list xml:id="list1721537163" text:continue-numbering="true" text:style-name="L1">
        <text:list-item>
          <text:p text:style-name="P2">Monday<text:tab/><text:tab/>11-x</text:p>
        </text:list-item>
        <text:list-item>
          <text:p text:style-name="P2">Tuesday<text:tab/><text:tab/>3:30-x</text:p>
        </text:list-item>
        <text:list-item>
          <text:p text:style-name="P2">Wednesday<text:tab/><text:tab/>11-6:30</text:p>
        </text:list-item>
        <text:list-item>
          <text:p text:style-name="P2">Thursday<text:tab/><text:tab/>2-x</text:p>
        </text:list-item>
        <text:list-item>
          <text:p text:style-name="P2">Friday<text:tab/><text:tab/>11-x</text:p>
        </text:list-item>
        <text:list-item>
          <text:p text:style-name="P2">Saturday<text:tab/><text:tab/>x-x</text:p>
        </text:list-item>
        <text:list-item>
          <text:p text:style-name="P2">Sunday<text:tab/><text:tab/>x-x</text:p>
        </text:list-item>
      </text:list>
      <text:p text:style-name="P3"/>
      <text:p text:style-name="P3">Guillermo</text:p>
      <text:list xml:id="list556188458" text:continue-numbering="true" text:style-name="L1">
        <text:list-item>
          <text:p text:style-name="P2">Monday<text:tab/><text:tab/>2-x</text:p>
        </text:list-item>
        <text:list-item>
          <text:p text:style-name="P2">Tuesday<text:tab/><text:tab/>x-3</text:p>
        </text:list-item>
        <text:list-item>
          <text:p text:style-name="P2">Wednesday<text:tab/><text:tab/>x-2</text:p>
        </text:list-item>
        <text:list-item>
          <text:p text:style-name="P2">Thursday<text:tab/><text:tab/>x-3</text:p>
        </text:list-item>
        <text:list-item>
          <text:p text:style-name="P2">Friday<text:tab/><text:tab/>x-2</text:p>
        </text:list-item>
        <text:list-item>
          <text:p text:style-name="P2">Saturday<text:tab/><text:tab/>12-x</text:p>
        </text:list-item>
        <text:list-item>
          <text:p text:style-name="P2">Sunday<text:tab/><text:tab/>x-x</text:p>
        </text:list-item>
      </text:list>
      <text:p text:style-name="P3"/>
      <text:p text:style-name="P3">Yang</text:p>
      <text:list xml:id="list1684128314" text:continue-numbering="true" text:style-name="L1">
        <text:list-item>
          <text:p text:style-name="P2">Monday<text:tab/><text:tab/>12-5</text:p>
        </text:list-item>
        <text:list-item>
          <text:p text:style-name="P2">Tuesday<text:tab/><text:tab/>12:30-x</text:p>
        </text:list-item>
        <text:list-item>
          <text:p text:style-name="P2">Wednesday<text:tab/><text:tab/>5-x</text:p>
        </text:list-item>
        <text:list-item>
          <text:p text:style-name="P2">Thursday<text:tab/><text:tab/>12-x</text:p>
        </text:list-item>
        <text:list-item>
          <text:p text:style-name="P2">Friday<text:tab/><text:tab/>12-x</text:p>
        </text:list-item>
        <text:list-item>
          <text:p text:style-name="P2">Saturday<text:tab/><text:tab/>x-x</text:p>
        </text:list-item>
        <text:list-item>
          <text:p text:style-name="P2">Sunday<text:tab/><text:tab/>x-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22:13:43</meta:creation-date>
    <dc:date>2014-02-13T22:29:38</dc:date>
    <meta:editing-duration>PT7M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3" meta:word-count="106" meta:character-count="498" meta:non-whitespace-character-count="425"/>
  </office:meta>
</office:document-meta>
</file>